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rd Calculator Mode</text:p>
      <text:p text:style-name="Standard"/>
      <text:p text:style-name="Standard">This mode shows the notes that make up each chord and helps you learn how to play chords on another keyboard instrument. An on-screen display shows chord layout and lists the notes that make up each chord</text:p>
      <text:p text:style-name="Standard"/>
      <text:p text:style-name="P1">Chord Progression Mode</text:p>
      <text:p text:style-name="Standard"/>
      <text:p text:style-name="Standard"/>
      <text:p text:style-name="Standard"/>
      <text:p text:style-name="Standard"/>
      <text:p text:style-name="Standard">- Chords only sound for as long as a note button is pressed. Chord variation only applies as long as the chord variation button is pressed and reverts to basic chord once released. </text:p>
      <text:p text:style-name="Standard"/>
      <text:p text:style-name="Standard">- Chords are sustained. Chord starts to play when a note button is pressed and continue to play until another note button is pressed. Chord variation is only applied at the moment a note button is pressed. Pressing a variation has no effect unless a note button is pressed at the same time.</text:p>
      <text:p text:style-name="Standard"/>
      <text:p text:style-name="Standard"/>
      <text:p text:style-name="Standard">Retrigger Option</text:p>
      <text:p text:style-name="Standard"><text:tab/>- When changing to a new chord while the previous chord is still playing, only notes which are different between the two chords are triggered or muted.</text:p>
      <text:p text:style-name="Standard"><text:tab/>- When changing to a new chord while the previous chord is still playing, all notes of the new chord are retriggered.</text:p>
      <text:p text:style-name="Standard"/>
      <text:p text:style-name="Standard"/>
      <text:p text:style-name="Standard">Key Options</text:p>
      <text:p text:style-name="Standard"><text:tab/></text:p>
      <text:p text:style-name="Standard"><text:tab/>No Key - The note buttons play Major chords and the Min button must be pressed to play a minor</text:p>
      <text:p text:style-name="Standard"/>
      <text:p text:style-name="Standard"><text:tab/>Selected Key - note buttons play basic chords for the selected key (Major, Minor etc). Can use Min button to play </text:p>
      <text:p text:style-name="Standard"/>
      <text:p text:style-name="Standard"><text:tab/>Transposed - - note buttons play basic chords for the selected key (Major, Minor etc) and the scale root note is transposed to the C position</text:p>
      <text:p text:style-name="Standard"/>
      <text:p text:style-name="Standard"/>
      <text:p text:style-name="Standard"/>
      <text:p text:style-name="Standard"/>
      <text:p text:style-name="Standard">Fit to key</text:p>
      <text:p text:style-name="Standard">Set a key, and MIDIOT automatically adjusts the </text:p>
      <text:p text:style-name="Standard"/>
      <text:p text:style-name="Standard">Transpose</text:p>
      <text:p text:style-name="Standard"/>
      <text:p text:style-name="Standard"/>
      <text:p text:style-name="Standard">Chord Progression Rec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36S</meta:editing-duration>
    <meta:editing-cycles>5</meta:editing-cycles>
    <meta:generator>OpenOffice.org/3.2$Win32 OpenOffice.org_project/320m18$Build-9502</meta:generator>
    <dc:date>2014-07-19T17:32:31.18</dc:date>
    <dc:creator>Jason Hotchkiss</dc:creator>
    <meta:document-statistic meta:table-count="0" meta:image-count="0" meta:object-count="0" meta:page-count="1" meta:paragraph-count="17" meta:word-count="264" meta:character-count="1459"/>
    <meta:user-defined meta:name="Info 1"/>
    <meta:user-defined meta:name="Info 2"/>
    <meta:user-defined meta:name="Info 3"/>
    <meta:user-defined meta:name="Info 4"/>
  </office:meta>
</office:document-meta>
</file>